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2e89" officeooo:paragraph-rsid="000e2e89"/>
    </style:style>
    <style:style style:name="P2" style:family="paragraph" style:parent-style-name="Text_20_body">
      <style:text-properties fo:font-variant="normal" fo:text-transform="none" fo:color="#2d3b45" style:font-name="Liberation Serif" fo:font-size="14pt" fo:letter-spacing="normal" fo:font-style="normal" fo:font-weight="normal" officeooo:rsid="000e2e89" officeooo:paragraph-rsid="000f1101" style:font-size-asian="14pt" style:font-size-complex="14pt"/>
    </style:style>
    <style:style style:name="P3" style:family="paragraph" style:parent-style-name="Text_20_body">
      <style:text-properties officeooo:rsid="0013a842" officeooo:paragraph-rsid="0013a842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ce4c4" officeooo:paragraph-rsid="001ce4c4" style:font-weight-asian="bold" style:font-weight-complex="bold"/>
    </style:style>
    <style:style style:name="P5" style:family="paragraph" style:parent-style-name="Text_20_body">
      <style:paragraph-properties fo:line-height="100%"/>
      <style:text-properties fo:font-size="12pt" officeooo:rsid="001ce4c4" officeooo:paragraph-rsid="001ce4c4" style:font-size-asian="12pt" style:font-size-complex="12pt"/>
    </style:style>
    <style:style style:name="P6" style:family="paragraph" style:parent-style-name="Text_20_body">
      <style:paragraph-properties fo:line-height="100%"/>
      <style:text-properties fo:font-size="12pt" officeooo:rsid="002b072c" officeooo:paragraph-rsid="002b072c" style:font-size-asian="12pt" style:font-size-complex="12pt"/>
    </style:style>
    <style:style style:name="P7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in" fo:margin-right="0in" fo:margin-top="0.1252in" fo:margin-bottom="0.1252in" loext:contextual-spacing="false" fo:line-height="100%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iberation Serif" fo:font-size="14pt" fo:letter-spacing="normal" fo:font-style="normal" fo:font-weight="normal" style:font-size-asian="14pt" style:font-size-complex="14pt"/>
    </style:style>
    <style:style style:name="P10" style:family="paragraph" style:parent-style-name="Standard">
      <style:text-properties officeooo:rsid="000e2e89" officeooo:paragraph-rsid="000e2e89"/>
    </style:style>
    <style:style style:name="P11" style:family="paragraph" style:parent-style-name="Standard">
      <style:text-properties officeooo:rsid="000e2e89" officeooo:paragraph-rsid="000f1101"/>
    </style:style>
    <style:style style:name="P12" style:family="paragraph" style:parent-style-name="Standard">
      <style:text-properties officeooo:rsid="000e2e89" officeooo:paragraph-rsid="00103f05"/>
    </style:style>
    <style:style style:name="P13" style:family="paragraph" style:parent-style-name="Standard">
      <style:text-properties officeooo:rsid="000e2e89" officeooo:paragraph-rsid="00104954"/>
    </style:style>
    <style:style style:name="P14" style:family="paragraph" style:parent-style-name="Standard">
      <style:text-properties officeooo:rsid="000e2e89" officeooo:paragraph-rsid="001215e5"/>
    </style:style>
    <style:style style:name="P15" style:family="paragraph" style:parent-style-name="Standard">
      <style:text-properties fo:font-variant="normal" fo:text-transform="none" fo:color="#2d3b45" style:font-name="Liberation Serif" fo:font-size="14pt" fo:letter-spacing="normal" fo:font-style="normal" fo:font-weight="normal" officeooo:rsid="000e2e89" officeooo:paragraph-rsid="000e2e89" style:font-size-asian="14pt" style:font-size-complex="14pt"/>
    </style:style>
    <style:style style:name="P16" style:family="paragraph" style:parent-style-name="Standard">
      <style:text-properties fo:font-variant="normal" fo:text-transform="none" fo:color="#2d3b45" style:font-name="Liberation Serif" fo:font-size="14pt" fo:letter-spacing="normal" fo:font-style="normal" fo:font-weight="normal" officeooo:rsid="000e2e89" officeooo:paragraph-rsid="000f1101" style:font-size-asian="14pt" style:font-size-complex="14pt"/>
    </style:style>
    <style:style style:name="P17" style:family="paragraph" style:parent-style-name="Standard">
      <style:text-properties fo:font-variant="normal" fo:text-transform="none" fo:color="#2d3b45" style:font-name="Liberation Serif" fo:font-size="14pt" fo:letter-spacing="normal" fo:font-style="normal" fo:font-weight="normal" officeooo:rsid="000e2e89" officeooo:paragraph-rsid="0026494e" style:font-size-asian="14pt" style:font-size-complex="14pt"/>
    </style:style>
    <style:style style:name="P18" style:family="paragraph" style:parent-style-name="Standard">
      <style:text-properties fo:font-variant="normal" fo:text-transform="none" fo:color="#2d3b45" style:font-name="Liberation Serif" fo:font-size="14pt" fo:letter-spacing="normal" fo:font-style="normal" fo:font-weight="normal" officeooo:rsid="000e2e89" officeooo:paragraph-rsid="000f1101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officeooo:rsid="000e2e89" officeooo:paragraph-rsid="000e2e89" style:font-size-asian="14pt" style:font-size-complex="14pt"/>
    </style:style>
    <style:style style:name="P20" style:family="paragraph" style:parent-style-name="Standard">
      <style:text-properties style:font-name="Liberation Serif" fo:font-size="14pt" officeooo:paragraph-rsid="000e2e89" style:font-size-asian="14pt" style:font-size-complex="14pt"/>
    </style:style>
    <style:style style:name="P21" style:family="paragraph" style:parent-style-name="Standard">
      <style:text-properties fo:font-weight="normal" officeooo:rsid="000e2e89" officeooo:paragraph-rsid="000e2e89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3f05" style:font-weight-asian="bold" style:font-weight-complex="bold"/>
    </style:style>
    <style:style style:name="T3" style:family="text">
      <style:text-properties fo:font-weight="bold" officeooo:rsid="00158238" style:font-weight-asian="bold" style:font-weight-complex="bold"/>
    </style:style>
    <style:style style:name="T4" style:family="text">
      <style:text-properties officeooo:rsid="000f110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3f05" style:font-weight-asian="normal" style:font-weight-complex="normal"/>
    </style:style>
    <style:style style:name="T7" style:family="text">
      <style:text-properties fo:font-weight="normal" officeooo:rsid="001be383" style:font-weight-asian="normal" style:font-weight-complex="normal"/>
    </style:style>
    <style:style style:name="T8" style:family="text">
      <style:text-properties fo:font-weight="normal" officeooo:rsid="001c9cbf" style:font-weight-asian="normal" style:font-weight-complex="normal"/>
    </style:style>
    <style:style style:name="T9" style:family="text">
      <style:text-properties fo:font-weight="normal" officeooo:rsid="00200ef5" style:font-weight-asian="normal" style:font-weight-complex="normal"/>
    </style:style>
    <style:style style:name="T10" style:family="text">
      <style:text-properties fo:font-weight="normal" officeooo:rsid="00201501" style:font-weight-asian="normal" style:font-weight-complex="normal"/>
    </style:style>
    <style:style style:name="T11" style:family="text">
      <style:text-properties fo:font-weight="normal" officeooo:rsid="002802d3" style:font-weight-asian="normal" style:font-weight-complex="normal"/>
    </style:style>
    <style:style style:name="T12" style:family="text">
      <style:text-properties officeooo:rsid="00103f05"/>
    </style:style>
    <style:style style:name="T13" style:family="text">
      <style:text-properties officeooo:rsid="00104954"/>
    </style:style>
    <style:style style:name="T14" style:family="text">
      <style:text-properties officeooo:rsid="00138268"/>
    </style:style>
    <style:style style:name="T15" style:family="text">
      <style:text-properties fo:font-variant="normal" fo:text-transform="none" fo:color="#2d3b45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2d3b45" style:font-name="Liberation Serif" fo:font-size="14pt" fo:letter-spacing="normal" fo:font-style="normal" fo:font-weight="normal" officeooo:rsid="0013a842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d3b45" style:font-name="Liberation Serif" fo:font-size="14pt" fo:letter-spacing="normal" fo:font-style="italic" fo:font-weight="bold" officeooo:rsid="0013a842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2d3b45" style:font-name="Liberation Serif" fo:font-size="14pt" fo:letter-spacing="normal" fo:font-style="italic" fo:font-weight="normal" officeooo:rsid="0013a84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2d3b45" style:font-name="Liberation Serif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d3b45" style:font-name="Liberation Serif" fo:font-size="16pt" fo:letter-spacing="normal" fo:font-style="normal" style:font-size-asian="14pt" style:font-size-complex="16pt"/>
    </style:style>
    <style:style style:name="T21" style:family="text">
      <style:text-properties fo:font-variant="normal" fo:text-transform="none" fo:color="#2d3b45" fo:letter-spacing="normal" fo:font-style="normal" fo:font-weight="bold" officeooo:rsid="000e2e89" style:font-weight-asian="bold" style:font-weight-complex="bold"/>
    </style:style>
    <style:style style:name="T22" style:family="text">
      <style:text-properties fo:font-variant="normal" fo:text-transform="none" fo:color="#2d3b45" fo:letter-spacing="normal" fo:font-style="normal" fo:font-weight="normal" style:font-weight-asian="bold" style:font-weight-complex="bold"/>
    </style:style>
    <style:style style:name="T23" style:family="text">
      <style:text-properties fo:font-variant="normal" fo:text-transform="none" fo:color="#2d3b45" fo:letter-spacing="normal" fo:font-style="normal" fo:font-weight="normal" officeooo:rsid="00158238" style:font-weight-asian="bold" style:font-weight-complex="bold"/>
    </style:style>
    <style:style style:name="T24" style:family="text">
      <style:text-properties fo:font-variant="normal" fo:text-transform="none" fo:color="#2d3b45" style:text-position="super 58%" fo:letter-spacing="normal" fo:font-style="normal" fo:font-weight="normal" style:font-weight-asian="bold" style:font-weight-complex="bold"/>
    </style:style>
    <style:style style:name="T25" style:family="text">
      <style:text-properties fo:font-size="12pt" officeooo:rsid="00235873" style:font-size-asian="10.5pt" style:font-size-complex="12pt"/>
    </style:style>
    <style:style style:name="T26" style:family="text">
      <style:text-properties fo:font-size="12pt" officeooo:rsid="002534e5" style:font-size-asian="10.5pt" style:font-size-complex="12pt"/>
    </style:style>
    <style:style style:name="T27" style:family="text">
      <style:text-properties fo:font-size="12pt" officeooo:rsid="0026494e" style:font-size-asian="10.5pt" style:font-size-complex="12pt"/>
    </style:style>
    <style:style style:name="T28" style:family="text">
      <style:text-properties fo:font-size="12pt" officeooo:rsid="0028318a" style:font-size-asian="10.5pt" style:font-size-complex="12pt"/>
    </style:style>
    <style:style style:name="T29" style:family="text">
      <style:text-properties fo:font-size="12pt" officeooo:rsid="0022f9ec" style:font-size-asian="10.5pt" style:font-weight-asian="normal" style:font-size-complex="12pt" style:font-weight-complex="normal"/>
    </style:style>
    <style:style style:name="T30" style:family="text">
      <style:text-properties fo:font-size="12pt" officeooo:rsid="00235873" style:font-size-asian="10.5pt" style:font-weight-asian="normal" style:font-size-complex="12pt" style:font-weight-complex="normal"/>
    </style:style>
    <style:style style:name="T31" style:family="text">
      <style:text-properties fo:font-size="12pt" officeooo:rsid="002534e5" style:font-size-asian="10.5pt" style:font-weight-asian="normal" style:font-size-complex="12pt" style:font-weight-complex="normal"/>
    </style:style>
    <style:style style:name="T32" style:family="text">
      <style:text-properties fo:font-size="12pt" officeooo:rsid="0026494e" style:font-size-asian="10.5pt" style:font-weight-asian="normal" style:font-size-complex="12pt" style:font-weight-complex="normal"/>
    </style:style>
    <style:style style:name="T33" style:family="text">
      <style:text-properties fo:font-size="12pt" officeooo:rsid="0028318a" style:font-size-asian="10.5pt" style:font-weight-asian="normal" style:font-size-complex="12pt" style:font-weight-complex="normal"/>
    </style:style>
    <style:style style:name="T34" style:family="text">
      <style:text-properties fo:font-size="12pt" fo:font-weight="bold" officeooo:rsid="002213ec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235873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26494e" style:font-size-asian="10.5pt" style:font-weight-asian="bold" style:font-size-complex="12pt" style:font-weight-complex="bold"/>
    </style:style>
    <style:style style:name="T37" style:family="text">
      <style:text-properties fo:font-size="12pt" fo:font-weight="bold" officeooo:rsid="0028318a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2534e5" style:font-size-asian="10.5pt" style:font-weight-asian="bold" style:font-size-complex="12pt" style:font-weight-complex="bold"/>
    </style:style>
    <style:style style:name="T39" style:family="text">
      <style:text-properties fo:font-size="12pt" fo:font-weight="bold" officeooo:rsid="0028318a" style:font-size-asian="10.5pt" style:font-weight-asian="normal" style:font-size-complex="12pt" style:font-weight-complex="normal"/>
    </style:style>
    <style:style style:name="T40" style:family="text">
      <style:text-properties style:text-position="super 58%" fo:font-size="12pt" officeooo:rsid="0028318a" style:font-size-asian="10.5pt" style:font-size-complex="12pt"/>
    </style:style>
    <style:style style:name="T41" style:family="text">
      <style:text-properties style:text-position="super 58%" fo:font-size="12pt" fo:font-weight="bold" officeooo:rsid="0028318a" style:font-size-asian="10.5pt" style:font-weight-asian="bold" style:font-size-complex="12pt" style:font-weight-complex="bold"/>
    </style:style>
    <style:style style:name="T42" style:family="text">
      <style:text-properties style:text-position="super 58%" officeooo:rsid="0028318a"/>
    </style:style>
    <style:style style:name="T43" style:family="text">
      <style:text-properties officeooo:rsid="001941d7"/>
    </style:style>
    <style:style style:name="T44" style:family="text">
      <style:text-properties officeooo:rsid="001ac3c2"/>
    </style:style>
    <style:style style:name="T45" style:family="text">
      <style:text-properties officeooo:rsid="001c25f7"/>
    </style:style>
    <style:style style:name="T46" style:family="text">
      <style:text-properties officeooo:rsid="002534e5"/>
    </style:style>
    <style:style style:name="T47" style:family="text">
      <style:text-properties style:text-position="33% 58%"/>
    </style:style>
    <style:style style:name="T48" style:family="text">
      <style:text-properties style:text-position="0% 100%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gr1" style:family="graphic">
      <style:graphic-properties draw:stroke="none" svg:stroke-color="#000000" draw:fill="none" draw:fill-color="#ffffff" fo:min-height="1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7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/></text:p>
      <text:p text:style-name="P5"><text:span text:style-name="T19">Rush Line</text:span></text:p>
      <text:p text:style-name="P5"><text:span text:style-name="T19">ID: W840830</text:span></text:p>
      <text:p text:style-name="P6"><text:span text:style-name="T19">Date 9/25/19</text:span></text:p>
      <text:p text:style-name="P5"><text:span text:style-name="T19">CSC 413</text:span></text:p>
      <text:p text:style-name="P4"><text:span text:style-name="T20">Homework Assignment 2</text:span></text:p>
      <text:p text:style-name="P1"><text:span text:style-name="T15">1. Find the least integer</text:span><draw:frame draw:style-name="fr1" draw:name="Frame1" text:anchor-type="char" svg:width="0.0161in" draw:z-index="0"><draw:text-box fo:min-height="0.0161in"><text:p text:style-name="P3">ff</text:p></draw:text-box></draw:frame><text:span text:style-name="T15"> </text:span><text:span text:style-name="T17">n</text:span><text:span text:style-name="T18"> </text:span><text:span text:style-name="T15">such that </text:span><text:span text:style-name="T17">f(x)</text:span><text:span text:style-name="T16"> is</text:span><text:span text:style-name="T17"> O(x^n)</text:span><text:span text:style-name="T16"> </text:span><text:span text:style-name="T15">for each of the functions. Follow the <text:tab/>definition of big-O notation and also specify the values of the witnesses</text:span><text:span text:style-name="T16"> </text:span><text:span text:style-name="T17">C</text:span><text:span text:style-name="T16"> </text:span><text:span text:style-name="T15">and </text:span><text:span text:style-name="T17">k</text:span><text:span text:style-name="T16"> <text:tab/></text:span><text:span text:style-name="T15">for each.</text:span></text:p>
      <text:p text:style-name="P7"><draw:frame text:anchor-type="paragraph" draw:z-index="1" draw:name="Shape1" draw:style-name="gr1" draw:text-style-name="P23" svg:width="4.1776in" svg:height="1.3232in" svg:x="2.2854in" svg:y="0.3709in"><draw:text-box><text:p>The rate of growth of 3x<text:span text:style-name="T47">3</text:span> renders log<text:span text:style-name="T47">4</text:span>x irrelevant.</text:p><text:p/><text:p text:style-name="P22">3x<text:span text:style-name="T47">3</text:span> +x<text:span text:style-name="T47">3</text:span> = 4x<text:span text:style-name="T47">3</text:span></text:p></draw:text-box></draw:frame>(a) <text:span text:style-name="T43">f(x) = 3x</text:span><text:span text:style-name="T42">3</text:span><text:span text:style-name="T43"> + log</text:span><text:span text:style-name="T42">4</text:span><text:span text:style-name="T43">(x)</text:span></text:p>
      <text:p text:style-name="P7"><text:tab/><text:span text:style-name="T8">n = 3</text:span></text:p>
      <text:p text:style-name="P7"><text:span text:style-name="T8"><text:tab/></text:span><text:span text:style-name="T9">O(x^3)</text:span></text:p>
      <text:p text:style-name="P8"><text:tab/><text:span text:style-name="T7">C = 4 <text:s/>and k = 1</text:span></text:p>
      <text:p text:style-name="P7"><draw:frame text:anchor-type="paragraph" draw:z-index="2" draw:name="Shape2" draw:style-name="gr2" draw:text-style-name="P24" svg:width="2.7295in" svg:height="1.2713in" svg:x="3.4626in" svg:y="0.3882in"><draw:text-box><text:p text:style-name="P22"/><text:p text:style-name="P22">3x<text:span text:style-name="T47">4</text:span>/x<text:span text:style-name="T47">3</text:span><text:span text:style-name="T48"> = 3x</text:span></text:p></draw:text-box></draw:frame>(b) <text:span text:style-name="T43">f(x) = (x</text:span><text:span text:style-name="T42">4</text:span><text:span text:style-name="T43">+ x</text:span><text:span text:style-name="T42">2</text:span><text:span text:style-name="T43"> +1) / (x</text:span><text:span text:style-name="T42">3</text:span><text:span text:style-name="T43"> + 1)</text:span></text:p>
      <text:p text:style-name="P7"><text:tab/><text:span text:style-name="T8">n = 1</text:span></text:p>
      <text:p text:style-name="P7"><text:span text:style-name="T8"><text:tab/></text:span><text:span text:style-name="T9">O(x^</text:span><text:span text:style-name="T11">1</text:span><text:span text:style-name="T9">) = O(</text:span><text:span text:style-name="T11">x</text:span><text:span text:style-name="T10">)</text:span></text:p>
      <text:p text:style-name="P21"><text:tab/><text:span text:style-name="T45">C = 3 and k = 1</text:span></text:p>
      <text:p text:style-name="P10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/></text:p>
      <text:p text:style-name="P15"><text:span text:style-name="T1">Given array </text:span><text:span text:style-name="T3">A[1..12] = [7, 6, 9, 3, 4, 5, 11, 9, 14, 2, 8]</text:span></text:p>
      <text:p text:style-name="P19"><text:span text:style-name="T1"/></text:p>
      <text:p text:style-name="P20"><text:span text:style-name="T21">a) Show the value of array A and value of local variables (i, j, key) in pseudo-code <text:tab/>of insertion sort (refer to slide 5 of lecture2 insertion sort.pdf on Canvas) <text:tab/></text:span><text:span text:style-name="T22">when performing insertion sort from the leftmost element (7) to the 6</text:span><text:span text:style-name="T24">th</text:span><text:span text:style-name="T22"> e</text:span><text:span text:style-name="T23">l</text:span><text:span text:style-name="T22">ement <text:tab/>(4). Note that you need show the value of A and local variables after initialization <text:tab/>and after each iteration step of </text:span><text:span text:style-name="T23">for loop (see example of slide 12).</text:span></text:p>
      <text:p text:style-name="P19"><text:span text:style-name="T1"/></text:p>
      <text:p text:style-name="P10"><text:span text:style-name="T1">Array:</text:span> [7, 6, 12, 9, 3, 4, 5, 11, 9, 14, 2, 8]</text:p>
      <text:p text:style-name="P10"/>
      <text:p text:style-name="P10"><text:span text:style-name="T1"><text:tab/>i=</text:span> 1 <text:s text:c="3"/><text:span text:style-name="T1">j</text:span> = 0 <text:s text:c="2"/><text:span text:style-name="T1">key </text:span>= 6 <text:s text:c="3"/><text:span text:style-name="T1">A[j]</text:span> = 7 <text:s text:c="3"/><text:span text:style-name="T1">A[j + 1] </text:span>= 6</text:p>
      <text:p text:style-name="P10"/>
      <text:p text:style-name="P11"><text:span text:style-name="T1">Array:</text:span> [<text:span text:style-name="T4">6, 7, </text:span><text:s/>12, 9, 3, 4, 5, 11, 9, 14, 2, 8]<text:span text:style-name="T1"><text:tab/></text:span></text:p>
      <text:p text:style-name="P11"/>
      <text:p text:style-name="P11"><text:span text:style-name="T1">Array:</text:span> [<text:span text:style-name="T4">6, 7, </text:span><text:s/>12, 9, 3, 4, 5, 11, 9, 14, 2, 8]</text:p>
      <text:p text:style-name="P11"/>
      <text:p text:style-name="P11"><text:span text:style-name="T1"><text:tab/>i=</text:span><text:span text:style-name="T5"> </text:span><text:span text:style-name="T6">3</text:span><text:span text:style-name="T5"> <text:s text:c="3"/></text:span><text:span text:style-name="T1">j = </text:span><text:span text:style-name="T2">2</text:span><text:span text:style-name="T5"> <text:s/></text:span><text:span text:style-name="T1">key =</text:span><text:span text:style-name="T5"> </text:span><text:span text:style-name="T6">9</text:span><text:span text:style-name="T1"> <text:s text:c="3"/>A[j] = </text:span><text:span text:style-name="T2">12</text:span><text:span text:style-name="T5"> </text:span><text:span text:style-name="T1"><text:s text:c="3"/>A[j + 1] = </text:span><text:span text:style-name="T6">9</text:span></text:p>
      <text:p text:style-name="P11"><text:span text:style-name="T5"/></text:p>
      <text:p text:style-name="P11"/>
      <text:p text:style-name="P11"><text:span text:style-name="T1">Array:</text:span> [<text:span text:style-name="T4">6, 7, </text:span><text:s/><text:span text:style-name="T4">9, 12</text:span>, 3, 4, 5, 11, 9, 14, 2, 8]</text:p>
      <text:p text:style-name="P11"/>
      <text:p text:style-name="P11"><text:span text:style-name="T1"><text:tab/>i=</text:span> <text:span text:style-name="T12">4 </text:span><text:s text:c="3"/><text:span text:style-name="T1">j</text:span> = <text:span text:style-name="T12">3</text:span> <text:s text:c="2"/><text:span text:style-name="T1">key </text:span>= <text:span text:style-name="T12">3</text:span> <text:s text:c="3"/><text:span text:style-name="T1">A[j]</text:span> = <text:span text:style-name="T12">12</text:span> <text:s/><text:span text:style-name="T1">A[j + 1] </text:span>= <text:span text:style-name="T12">3</text:span></text:p>
      <text:p text:style-name="P12"><text:tab/><text:span text:style-name="T1">i=</text:span> <text:span text:style-name="T12">4</text:span> <text:s text:c="3"/><text:span text:style-name="T1">j</text:span> = <text:span text:style-name="T12">2</text:span> <text:s text:c="2"/><text:span text:style-name="T1">key </text:span>= <text:span text:style-name="T12">3</text:span> <text:s text:c="3"/><text:span text:style-name="T1">A[j]</text:span> = <text:span text:style-name="T12">9</text:span> <text:s text:c="3"/><text:span text:style-name="T1">A[j + 1] </text:span>= <text:span text:style-name="T12">12</text:span></text:p>
      <text:p text:style-name="P12"><text:tab/><text:span text:style-name="T1">i=</text:span> <text:span text:style-name="T12">4</text:span> <text:s text:c="3"/><text:span text:style-name="T1">j</text:span> = <text:span text:style-name="T12">1</text:span> <text:s text:c="2"/><text:span text:style-name="T1">key </text:span>= <text:span text:style-name="T12">3</text:span> <text:s text:c="3"/><text:span text:style-name="T1">A[j]</text:span> = <text:span text:style-name="T12">7</text:span> <text:s text:c="3"/><text:span text:style-name="T1">A[j + 1] </text:span>= <text:span text:style-name="T12">9</text:span></text:p>
      <text:p text:style-name="P12"><text:tab/><text:span text:style-name="T1">i=</text:span> <text:span text:style-name="T12">4</text:span> <text:s text:c="3"/><text:span text:style-name="T1">j</text:span> = 0 <text:s text:c="2"/><text:span text:style-name="T1">key </text:span>= <text:span text:style-name="T12">3</text:span> <text:s text:c="3"/><text:span text:style-name="T1">A[j]</text:span> = <text:span text:style-name="T12">6</text:span> <text:s text:c="3"/><text:span text:style-name="T1">A[j + 1] </text:span>= <text:span text:style-name="T12">7</text:span></text:p>
      <text:p text:style-name="P11"/>
      <text:p text:style-name="P11"/>
      <text:p text:style-name="P11"><text:span text:style-name="T1">Array:</text:span> [<text:span text:style-name="T4">3, 6, 7, </text:span><text:s/><text:span text:style-name="T4">9, 12</text:span>, 4, 5, 11, 9, 14, 2, 8]</text:p>
      <text:p text:style-name="P11"/>
      <text:p text:style-name="P11"><text:span text:style-name="T1"><text:tab/>i=</text:span> <text:span text:style-name="T13">5</text:span> <text:s text:c="3"/><text:span text:style-name="T1">j</text:span> = <text:span text:style-name="T13">4</text:span> <text:s text:c="2"/><text:span text:style-name="T1">key </text:span>= <text:span text:style-name="T13">4</text:span> <text:s text:c="3"/><text:span text:style-name="T1">A[j]</text:span> = <text:span text:style-name="T13">12</text:span> <text:s text:c="2"/><text:span text:style-name="T1">A[j + 1] </text:span>= <text:span text:style-name="T13">4</text:span></text:p>
      <text:p text:style-name="P13"><text:tab/><text:span text:style-name="T1">i=</text:span> <text:span text:style-name="T13">5</text:span> <text:s text:c="3"/><text:span text:style-name="T1">j</text:span> = <text:span text:style-name="T13">3</text:span> <text:s text:c="2"/><text:span text:style-name="T1">key </text:span>= <text:span text:style-name="T13">4</text:span> <text:s text:c="3"/><text:span text:style-name="T1">A[j]</text:span> = <text:span text:style-name="T13">9 <text:s/></text:span><text:s text:c="3"/><text:span text:style-name="T1">A[j + 1] </text:span>= <text:span text:style-name="T13">12</text:span></text:p>
      <text:p text:style-name="P13"><text:tab/><text:span text:style-name="T1">i=</text:span> <text:span text:style-name="T13">5</text:span> <text:s text:c="3"/><text:span text:style-name="T1">j</text:span> = <text:span text:style-name="T13">2</text:span> <text:s text:c="2"/><text:span text:style-name="T1">key </text:span>= <text:span text:style-name="T13">4</text:span> <text:s text:c="3"/><text:span text:style-name="T1">A[j]</text:span> = <text:span text:style-name="T13">7 <text:s/></text:span><text:s text:c="3"/><text:span text:style-name="T1">A[j + 1] </text:span>= <text:span text:style-name="T13">9</text:span></text:p>
      <text:p text:style-name="P13"><text:tab/><text:span text:style-name="T1">i=</text:span> <text:span text:style-name="T13">5</text:span> <text:s text:c="3"/><text:span text:style-name="T1">j</text:span> = <text:span text:style-name="T13">1</text:span> <text:s text:c="2"/><text:span text:style-name="T1">key </text:span>= <text:span text:style-name="T13">4</text:span> <text:s text:c="3"/><text:span text:style-name="T1">A[j]</text:span> = <text:span text:style-name="T13">6</text:span> <text:s text:c="4"/><text:span text:style-name="T1">A[j + 1] </text:span>= <text:span text:style-name="T13">7</text:span></text:p>
      <text:p text:style-name="P13"/>
      <text:p text:style-name="P11"/>
      <text:p text:style-name="P11"/>
      <text:p text:style-name="P11"><text:span text:style-name="T1">Array:</text:span> [<text:span text:style-name="T4">3, 4, 6, 7, </text:span><text:s/><text:span text:style-name="T4">9, 12</text:span>, 5, 11, 9, 14, 2, 8]</text:p>
      <text:p text:style-name="P11"/>
      <text:p text:style-name="P11"><text:span text:style-name="T1"><text:tab/>i=</text:span> <text:span text:style-name="T14">6</text:span> <text:s text:c="3"/><text:span text:style-name="T1">j</text:span> = <text:span text:style-name="T14">5</text:span> <text:s text:c="2"/><text:span text:style-name="T1">key </text:span>= <text:span text:style-name="T44">5</text:span> <text:s text:c="3"/><text:span text:style-name="T1">A[j]</text:span> = <text:span text:style-name="T14">12</text:span> <text:s/><text:span text:style-name="T1">A[j + 1] </text:span>= <text:span text:style-name="T14">5</text:span></text:p>
      <text:p text:style-name="P14"><text:tab/><text:span text:style-name="T1">i=</text:span> <text:span text:style-name="T14">6</text:span> <text:s text:c="3"/><text:span text:style-name="T1">j</text:span> = <text:span text:style-name="T14">4</text:span> <text:s text:c="2"/><text:span text:style-name="T1">key </text:span>= <text:span text:style-name="T44">5</text:span> <text:s text:c="3"/><text:span text:style-name="T1">A[j]</text:span> = <text:span text:style-name="T14">9</text:span> <text:s text:c="3"/><text:span text:style-name="T1">A[j + 1] </text:span>= <text:span text:style-name="T14">12</text:span></text:p>
      <text:p text:style-name="P14"><text:tab/><text:span text:style-name="T1">i=</text:span> <text:span text:style-name="T14">6</text:span> <text:s text:c="3"/><text:span text:style-name="T1">j</text:span> = <text:span text:style-name="T14">3</text:span> <text:s text:c="2"/><text:span text:style-name="T1">key </text:span>= <text:span text:style-name="T44">5</text:span> <text:s text:c="3"/><text:span text:style-name="T1">A[j]</text:span> = <text:span text:style-name="T14">7</text:span> <text:s text:c="3"/><text:span text:style-name="T1">A[j + 1] </text:span>= <text:span text:style-name="T14">9</text:span></text:p>
      <text:p text:style-name="P14"><text:tab/><text:span text:style-name="T1">i=</text:span> <text:span text:style-name="T14">6</text:span> <text:s text:c="3"/><text:span text:style-name="T1">j</text:span> = <text:span text:style-name="T14">2</text:span> <text:s text:c="2"/><text:span text:style-name="T1">key </text:span>= <text:span text:style-name="T44">5</text:span> <text:s text:c="3"/><text:span text:style-name="T1">A[j]</text:span> = <text:span text:style-name="T14">6</text:span> <text:s text:c="3"/><text:span text:style-name="T1">A[j + 1] </text:span>= <text:span text:style-name="T14">7</text:span></text:p>
      <text:p text:style-name="P11"/>
      <text:p text:style-name="P11"/>
      <text:p text:style-name="P16"/>
      <text:p text:style-name="P16"/>
      <text:p text:style-name="P16"><text:soft-page-break/>b) Write a program that perform insertion sort while printing the value of input array <text:tab/>after each step of insertion sort from the leftmost element to the rightmost <text:tab/>element. You can implement by using any programming languages such as <text:s/>C/C+<text:tab/>+, Java, Python, etc. After that, perform test on the given array A.</text:p>
      <text:p text:style-name="P16"/>
      <text:p text:style-name="P16"/>
      <text:p text:style-name="P17"><text:tab/><text:span text:style-name="T32"><text:tab/></text:span><text:span text:style-name="T36">See code included under filename hw2_question2b.js.</text:span></text:p>
      <text:p text:style-name="P2"/>
      <text:p text:style-name="P2"/>
      <text:p text:style-name="P2">3. Comparisons in insertion sort</text:p>
      <text:p text:style-name="P9">a) What are the number of comparisons in best case and worst case when performing <text:tab/>insertion sort on an array of N elements. Give your explanation of your answers.</text:p>
      <text:p text:style-name="P16"><text:tab/><text:span text:style-name="T34">Best Case:</text:span></text:p>
      <text:p text:style-name="P16"><text:span text:style-name="T34"><text:tab/></text:span><text:span text:style-name="T29">The best case is when all the </text:span><text:span text:style-name="T31">array e</text:span><text:span text:style-name="T29">lements are already in the sorted order, as determined by <text:tab/>the particular insertion sort algorithm, whether ascending or descending. </text:span><text:span text:style-name="T30">Insertion sort conducts <text:tab/></text:span><text:span text:style-name="T37">n</text:span><text:span text:style-name="T35">-1 </text:span><text:span text:style-name="T30">passes and, in this case, the number of comparisons per pass is just </text:span><text:span text:style-name="T35">1</text:span><text:span text:style-name="T30">. Therefore, in the best <text:tab/>case the number of comparison is equal to the number of passes, or </text:span><text:span text:style-name="T37">n</text:span><text:span text:style-name="T35">-1</text:span><text:span text:style-name="T39">. <text:s text:c="4"/>O(n)</text:span></text:p>
      <text:p text:style-name="P16"><text:span text:style-name="T30"/></text:p>
      <text:p text:style-name="P16"><text:span text:style-name="T30"><text:tab/></text:span><text:span text:style-name="T35">Worst Case:</text:span></text:p>
      <text:p text:style-name="P18"><text:span text:style-name="T25"><text:tab/></text:span><text:span text:style-name="T26">The worst case is when the given array elements are in the reverse of the sorted order. If, for <text:tab/>example, the array elements are in descending order and the insertion sort is set to sort them <text:tab/></text:span><text:span text:style-name="T28">i</text:span><text:span text:style-name="T26">nto ascending order. This would result in </text:span><text:span text:style-name="T38">1 + 2 + 3 + 4 +... + </text:span><text:span text:style-name="T37">n</text:span><text:span text:style-name="T38">-1</text:span><text:span text:style-name="T26"> passes </text:span><text:span text:style-name="T28">which is equivalent to <text:tab/></text:span><text:span text:style-name="T37">n-1(n-1+1)/2</text:span><text:span text:style-name="T28"> passes which can be simplified to </text:span><text:span text:style-name="T37">n(n-1)/2</text:span><text:span text:style-name="T28"> passes. <text:tab/><text:tab/></text:span><text:span text:style-name="T37">O(n</text:span><text:span text:style-name="T41">2</text:span><text:span text:style-name="T37">)</text:span></text:p>
      <text:p text:style-name="P18"><text:span text:style-name="T28"><text:tab/><text:tab/><text:tab/><text:tab/><text:tab/><text:tab/></text:span></text:p>
      <text:p text:style-name="P18"><text:span text:style-name="T28"><text:tab/><text:tab/></text:span></text:p>
      <text:p text:style-name="P18"><text:span text:style-name="T26"><text:tab/><text:tab/><text:tab/></text:span></text:p>
      <text:p text:style-name="P18"><text:span text:style-name="T26"/></text:p>
      <text:p text:style-name="P18"><text:span text:style-name="T46">b) Write a program that perform insertion sort (ascending order) on an input array and <text:tab/>print the total number of comparisons that have been made. You can implement by <text:tab/>using any programming languages such as C/C++, Java, Python, etc. For example, <text:tab/>in the case of array B = [30, 10, 20, 40], there are 4 needed comparisons to <text:tab/>perform insertion sort (30 vs 10, 20 vs 30, 20 vs 10, and 40 vs 30).</text:span></text:p>
      <text:p text:style-name="P18"><text:span text:style-name="T26"><text:tab/></text:span></text:p>
      <text:p text:style-name="P18"><text:span text:style-name="T27"/></text:p>
      <text:p text:style-name="P18"><text:span text:style-name="T27"><text:tab/></text:span><text:span text:style-name="T36">See code included under filename hw2_question3b.js.</text:span></text:p>
      <text:p text:style-name="P16"><text:span text:style-name="T3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06:28.471443188</meta:creation-date>
    <dc:date>2019-09-25T23:22:43.466276051</dc:date>
    <meta:editing-duration>PT1H33M26S</meta:editing-duration>
    <meta:editing-cycles>16</meta:editing-cycles>
    <meta:generator>LibreOffice/6.2.7.1$Linux_X86_64 LibreOffice_project/20$Build-1</meta:generator>
    <meta:document-statistic meta:table-count="0" meta:image-count="0" meta:object-count="0" meta:page-count="3" meta:paragraph-count="52" meta:word-count="784" meta:character-count="3622" meta:non-whitespace-character-count="2661"/>
  </office:meta>
</office:document-meta>
</file>